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officeooo:rsid="0001fb5a" officeooo:paragraph-rsid="0001fb5a"/>
    </style:style>
    <style:style style:name="P2" style:family="paragraph" style:parent-style-name="Subtitle">
      <style:text-properties style:font-name="Liberation Sans" officeooo:rsid="0001fb5a" officeooo:paragraph-rsid="0001fb5a"/>
    </style:style>
    <style:style style:name="P3" style:family="paragraph" style:parent-style-name="Heading_20_1">
      <style:text-properties style:font-name="Liberation Sans" officeooo:rsid="0001fb5a" officeooo:paragraph-rsid="0001fb5a"/>
    </style:style>
    <style:style style:name="P4" style:family="paragraph" style:parent-style-name="Text_20_body">
      <style:text-properties style:font-name="Liberation Sans" officeooo:rsid="000266ba" officeooo:paragraph-rsid="000479e6"/>
    </style:style>
    <style:style style:name="P5" style:family="paragraph" style:parent-style-name="Text_20_body">
      <style:text-properties style:font-name="Liberation Sans" officeooo:paragraph-rsid="0001fb5a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Heading_20_2">
      <style:text-properties style:font-name="Liberation Sans" officeooo:rsid="0001fb5a" officeooo:paragraph-rsid="0001fb5a"/>
    </style:style>
    <style:style style:name="P8" style:family="paragraph" style:parent-style-name="Text_20_body">
      <style:text-properties style:font-name="Liberation Sans" officeooo:paragraph-rsid="000266ba"/>
    </style:style>
    <style:style style:name="P9" style:family="paragraph" style:parent-style-name="Heading_20_2">
      <style:text-properties style:font-name="Liberation Sans" officeooo:rsid="0006aa7f" officeooo:paragraph-rsid="0007fd74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name="Liberation Sans"/>
    </style:style>
    <style:style style:name="P12" style:family="paragraph" style:parent-style-name="Text_20_body" style:list-style-name="L1">
      <style:text-properties style:font-name="Liberation Sans" fo:font-weight="normal" style:font-weight-asian="normal" style:font-weight-complex="normal"/>
    </style:style>
    <style:style style:name="P13" style:family="paragraph" style:parent-style-name="Text_20_body">
      <style:text-properties style:font-name="Liberation Sans" officeooo:paragraph-rsid="000641e3"/>
    </style:style>
    <style:style style:name="P14" style:family="paragraph" style:parent-style-name="Text_20_body">
      <style:text-properties style:font-name="Liberation Sans" officeooo:rsid="000641e3" officeooo:paragraph-rsid="000641e3"/>
    </style:style>
    <style:style style:name="P15" style:family="paragraph" style:parent-style-name="Text_20_body">
      <style:text-properties style:font-name="Liberation Sans" officeooo:rsid="0001fb5a" officeooo:paragraph-rsid="0001fb5a"/>
    </style:style>
    <style:style style:name="P16" style:family="paragraph" style:parent-style-name="Text_20_body">
      <style:text-properties style:font-name="Liberation Sans" officeooo:rsid="0001fb5a"/>
    </style:style>
    <style:style style:name="P17" style:family="paragraph" style:parent-style-name="Text_20_body" style:list-style-name="L2">
      <style:text-properties style:font-name="Liberation Sans" officeooo:rsid="0001fb5a"/>
    </style:style>
    <style:style style:name="P18" style:family="paragraph" style:parent-style-name="Heading">
      <style:text-properties style:font-name="Liberation Sans"/>
    </style:style>
    <style:style style:name="T1" style:family="text">
      <style:text-properties officeooo:rsid="000479e6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officeooo:rsid="000641e3"/>
    </style:style>
    <style:style style:name="T4" style:family="text">
      <style:text-properties officeooo:rsid="0007fd74"/>
    </style:style>
    <style:style style:name="T5" style:family="text">
      <style:text-properties officeooo:rsid="00036c8d"/>
    </style:style>
    <style:style style:name="T6" style:family="text">
      <style:text-properties officeooo:rsid="00042561"/>
    </style:style>
    <style:style style:name="T7" style:family="text">
      <style:text-properties officeooo:rsid="0003018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System</text:p>
      <text:p text:style-name="P2">Francesco De Patre – 382760</text:p>
      <text:h text:style-name="P3" text:outline-level="1">Introduzione</text:h>
      <text:p text:style-name="P4">Il settimo laboratorio approfondisce il meccanismo di advertising nel Bluetooth Low Energy (BLE), ovvero la modalità con cui un dispositivo può trasmettere informazioni in broadcast senza stabilire una connessione.</text:p>
      <text:p text:style-name="P4">Il laboratorio introduce la struttura dei pacchetti di advertising, le diverse tipologie di trasmissione e il concetto di indirizzo Bluetooth.</text:p>
      <text:p text:style-name="P4">Successivamente, vengono analizzati diversi scenari applicativi, che vanno dalla trasmissione di beacon non connessi fino alla generazione di advertising con dati personalizzati e connessioni attivabili.</text:p>
      <text:h text:style-name="P3" text:outline-level="1" text:is-list-header="true">Metodologia</text:h>
      <text:p text:style-name="P5">Il laboratorio è stato svolto utilizzando esempi forniti dall’nRF Connect SDK, con <text:span text:style-name="T1">un tentativo di </text:span>esecuzione su Thingy:53 e monitoraggio tramite smartphone.</text:p>
      <text:p text:style-name="P6">Nel mio caso, essendo stato utilizzato un dispositivo iOS per l’analisi dei pacchetti BLE, l’osservabilità dei dati trasmessi risulta parzialmente limitata rispetto ad Android <text:span text:style-name="T1">e a causa di problemi di compatibilità e di conseguenza una mancata build di progetto, </text:span>è stato fatto riferimento anche alla documentazione e agli screenshot forniti nelle soluzioni (in particolare nella versione Android), al fine di comprendere completamente la struttura dei pacchetti e i dati trasmessi.</text:p>
      <text:h text:style-name="P3" text:outline-level="1">Sezione LAB</text:h>
      <text:h text:style-name="P7" text:outline-level="2">Obiettivo tecnico</text:h>
      <text:p text:style-name="P8">Comprendere il funzionamento del BLE advertising, analizzando la struttura dei pacchetti e le diverse modalità di trasmissione: beacon non connessi, advertising con dati personalizzati e advertising con possibilità di connessione.</text:p>
      <text:h text:style-name="P9" text:outline-level="2">Cosa è stato fatto durante il laboratorio</text:h>
      <text:p text:style-name="P5">Sono stati <text:span text:style-name="T1">realizzati</text:span> tre scenari principali:</text:p>
      <text:list text:style-name="L1">
        <text:list-item>
          <text:p text:style-name="P10"><text:span text:style-name="T2">Broadcasting di beacon con URL</text:span></text:p>
          <text:list>
            <text:list-item>
              <text:p text:style-name="P11">il dispositivo trasmette periodicamente un pacchetto non connesso contenente un URL <text:span text:style-name="T1">(mancata build)</text:span></text:p>
            </text:list-item>
          </text:list>
        </text:list-item>
        <text:list-item>
          <text:p text:style-name="P12">Broadcasting con dati personalizzati</text:p>
          <text:list>
            <text:list-item>
              <text:p text:style-name="P11"><text:soft-page-break/>è stato aggiunto un contatore incrementale associato alla pressione di un bottone <text:span text:style-name="T3">(mancata build)</text:span></text:p>
            </text:list-item>
          </text:list>
        </text:list-item>
        <text:list-item>
          <text:p text:style-name="P12">Advertising con possibilità di connessione</text:p>
          <text:list>
            <text:list-item>
              <text:p text:style-name="P11">il dispositivo è stato configurato per accettare connessioni BLE</text:p>
            </text:list-item>
            <text:list-item>
              <text:p text:style-name="P11">è stata analizzata la modifica dell’indirizzo Bluetooth del dispositivo <text:span text:style-name="T3">(mancata build)</text:span></text:p>
            </text:list-item>
          </text:list>
        </text:list-item>
      </text:list>
      <text:h text:style-name="P7" text:outline-level="2">Cosa <text:span text:style-name="T4">si può capire</text:span></text:h>
      <text:p text:style-name="P5">Questo laboratorio ha evidenziato come il BLE advertising sia una modalità estremamente efficiente per trasmettere informazioni senza stabilire connessioni, ma con forti limitazioni in termini di capacità dati.</text:p>
      <text:p text:style-name="P13">È emerso inoltre che il sistema operativo del dispositivo di scanning influenza significativamente la visibilità dei dati.</text:p>
      <text:p text:style-name="P13">Nel caso di iOS, molti dettagli dei pacchetti BLE vengono filtrati, rendendo necessaria una verifica incrociata con strumenti o piattaforme alternative (come Android) per ottenere una visione completa del traffico BLE.</text:p>
      <text:p text:style-name="P5"/>
      <text:p text:style-name="P5"/>
      <text:h text:style-name="P7" text:outline-level="2">Problemi riscontrati</text:h>
      <text:p text:style-name="P5"><text:span text:style-name="T5">I problemi riscontrati riguardano </text:span><text:span text:style-name="T6">la </text:span><text:span text:style-name="T3">l</text:span>imitata visibilità dei dati BLE su iOS, <text:span text:style-name="T3">inoltre, a causa di problemi di compatibilità non è stato possibile selezionare la board corretta nella build configuration pertanto non è stato possibile flashare il progetto sulla board.</text:span></text:p>
      <text:h text:style-name="P7" text:outline-level="2">Miglioramenti possibili</text:h>
      <text:p text:style-name="P14">Utilizzare strumenti maggiormente avanzati per l’analisi delle comunicazioni BLE per aggirare eventuali problemi imposti dal sistema operativo</text:p>
      <text:h text:style-name="P3" text:outline-level="1">GenAI Statement</text:h>
      <text:p text:style-name="P15">Durante lo svolgimento dei laboratori e la redazione del presente report sono stati utilizzati strumenti di Generative AI come supporto allo studio e alla scrittura.</text:p>
      <text:p text:style-name="P16"/>
      <text:p text:style-name="P16">In particolare, tali strumenti sono stati impiegati per:</text:p>
      <text:list text:style-name="L2">
        <text:list-item>
          <text:p text:style-name="P17">migliorare la qualità espositiva del report, rendendo il testo più chiaro, strutturato e coerente;</text:p>
        </text:list-item>
        <text:list-item>
          <text:p text:style-name="P17">facilitare la comprensione della documentazione tecnica relativa ai diversi moduli del corso (ad esempio nRF Connect SDK e <text:span text:style-name="T7">Toolchain</text:span>);</text:p>
        </text:list-item>
        <text:list-item>
          <text:p text:style-name="P17"><text:soft-page-break/>supportare la traduzione e riformulazione dei contenuti, al fine di ottenere una terminologia tecnica più precisa;</text:p>
        </text:list-item>
        <text:list-item>
          <text:p text:style-name="P17">assistere nella risoluzione di problemi pratici, in particolare legati alla compatibilità tra il sistema utilizzato (computer personale), gli strumenti software e la board utilizzata nei laboratori.</text:p>
        </text:list-item>
      </text:list>
      <text:p text:style-name="P16">Tutti i contenuti generati con il supporto di strumenti di GenAI sono stati revisionati criticamente, verificati e adattati sulla base della comprensione personale degli argomenti trattati.</text:p>
      <text:p text:style-name="P15"/>
      <text:p text:style-name="P18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.923890000</meta:creation-date>
    <dc:date>2026-04-16T14:24:02.111690000</dc:date>
    <meta:editing-duration>PT48M43S</meta:editing-duration>
    <meta:editing-cycles>6</meta:editing-cycles>
    <meta:generator>LibreOffice/26.2.2.2$MacOSX_AARCH64 LibreOffice_project/1f77d10d6938fd34972958f64b2bcfa54f8b1ba5</meta:generator>
    <meta:print-date>2026-04-15T17:47:17.988172000</meta:print-date>
    <meta:printed-by>PDF files</meta:printed-by>
    <meta:document-statistic meta:table-count="0" meta:image-count="0" meta:object-count="0" meta:page-count="3" meta:paragraph-count="37" meta:word-count="570" meta:character-count="4067" meta:non-whitespace-character-count="3544"/>
  </office:meta>
</office:document-meta>
</file>